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742d2" officeooo:paragraph-rsid="000742d2" style:font-size-asian="16pt" style:font-size-complex="16pt"/>
    </style:style>
    <style:style style:name="P2" style:family="paragraph" style:parent-style-name="Standard">
      <style:text-properties fo:font-size="16pt" officeooo:rsid="00090302" officeooo:paragraph-rsid="00090302" style:font-size-asian="16pt" style:font-size-complex="16pt"/>
    </style:style>
    <style:style style:name="P3" style:family="paragraph" style:parent-style-name="Standard">
      <style:text-properties fo:font-size="16pt" officeooo:rsid="0009a882" officeooo:paragraph-rsid="0009a882"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officeooo:rsid="000742d2" officeooo:paragraph-rsid="000742d2" style:font-size-asian="16pt" style:font-weight-asian="bold" style:font-size-complex="16pt" style:font-weight-complex="bold"/>
    </style:style>
    <style:style style:name="P6" style:family="paragraph" style:parent-style-name="Standard">
      <style:text-properties fo:font-size="16pt" fo:font-weight="bold" officeooo:rsid="00090302" officeooo:paragraph-rsid="00090302" style:font-size-asian="16pt" style:font-weight-asian="bold" style:font-size-complex="16pt" style:font-weight-complex="bold"/>
    </style:style>
    <style:style style:name="P7" style:family="paragraph" style:parent-style-name="Standard">
      <style:text-properties fo:font-size="16pt" fo:font-weight="bold" officeooo:rsid="0009a882" officeooo:paragraph-rsid="0009a882" style:font-size-asian="16pt" style:font-weight-asian="bold" style:font-size-complex="16pt" style:font-weight-complex="bold"/>
    </style:style>
    <style:style style:name="P8" style:family="paragraph" style:parent-style-name="Standard">
      <style:text-properties fo:font-size="16pt" fo:font-weight="bold" officeooo:rsid="000ada2b" officeooo:paragraph-rsid="000ada2b" style:font-size-asian="16pt" style:font-weight-asian="bold" style:font-size-complex="16pt" style:font-weight-complex="bold"/>
    </style:style>
    <style:style style:name="P9" style:family="paragraph" style:parent-style-name="Standard">
      <style:text-properties fo:font-size="16pt" fo:font-weight="bold" officeooo:rsid="000b2aa4" officeooo:paragraph-rsid="000b2aa4" style:font-size-asian="16pt" style:font-weight-asian="bold" style:font-size-complex="16pt" style:font-weight-complex="bold"/>
    </style:style>
    <style:style style:name="P10" style:family="paragraph" style:parent-style-name="Standard">
      <style:text-properties fo:font-size="16pt" fo:font-weight="bold" officeooo:rsid="000ba514" officeooo:paragraph-rsid="000ba514" style:font-size-asian="16pt" style:font-weight-asian="bold" style:font-size-complex="16pt" style:font-weight-complex="bold"/>
    </style:style>
    <style:style style:name="P11" style:family="paragraph" style:parent-style-name="Standard">
      <style:text-properties fo:font-size="16pt" fo:font-weight="bold" officeooo:rsid="000bd888" officeooo:paragraph-rsid="000bd888" style:font-size-asian="16pt" style:font-weight-asian="bold" style:font-size-complex="16pt" style:font-weight-complex="bold"/>
    </style:style>
    <style:style style:name="P12" style:family="paragraph" style:parent-style-name="Standard">
      <style:text-properties fo:font-size="16pt" fo:language="pt" fo:country="PT" officeooo:rsid="000742d2" officeooo:paragraph-rsid="000742d2" style:font-size-asian="16pt" style:font-size-complex="16pt"/>
    </style:style>
    <style:style style:name="P13" style:family="paragraph" style:parent-style-name="Standard">
      <style:text-properties fo:font-size="16pt" fo:font-weight="normal" officeooo:rsid="0009a882" officeooo:paragraph-rsid="0009a882" style:font-size-asian="16pt" style:font-weight-asian="normal" style:font-size-complex="16pt" style:font-weight-complex="normal"/>
    </style:style>
    <style:style style:name="P14" style:family="paragraph" style:parent-style-name="Standard">
      <style:text-properties fo:font-size="16pt" fo:font-weight="normal" officeooo:rsid="000ada2b" officeooo:paragraph-rsid="000ada2b" style:font-size-asian="16pt" style:font-weight-asian="normal" style:font-size-complex="16pt" style:font-weight-complex="normal"/>
    </style:style>
    <style:style style:name="P15" style:family="paragraph" style:parent-style-name="Standard">
      <style:text-properties fo:font-size="16pt" fo:font-weight="normal" officeooo:rsid="000b2aa4" officeooo:paragraph-rsid="000b2aa4" style:font-size-asian="16pt" style:font-weight-asian="normal" style:font-size-complex="16pt" style:font-weight-complex="normal"/>
    </style:style>
    <style:style style:name="P16" style:family="paragraph" style:parent-style-name="Standard">
      <style:text-properties fo:font-size="16pt" fo:font-weight="normal" officeooo:rsid="000ba514" officeooo:paragraph-rsid="000ba514" style:font-size-asian="16pt" style:font-weight-asian="normal" style:font-size-complex="16pt" style:font-weight-complex="normal"/>
    </style:style>
    <style:style style:name="P17" style:family="paragraph" style:parent-style-name="Standard">
      <style:text-properties fo:font-size="16pt" fo:font-weight="normal" officeooo:rsid="000bd888" officeooo:paragraph-rsid="000bd888"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André Sammarco</text:p>
      <text:p text:style-name="P1"/>
      <text:p text:style-name="P1">Responsável pelo desenvolvimento de Soluções que integram estratégia de negócio, BI e Data Science no varejo. Graduado em Matemática Aplicada a Negócios pela USP-RP (2010), iniciou na área de TI com o desenvolvimento de sistemas de relatórios pela equipe de IT Projects da Nestlé Business Services Latam.</text:p>
      <text:p text:style-name="P1"/>
      <text:p text:style-name="P1"/>
      <text:p text:style-name="P1"/>
      <text:p text:style-name="P1"/>
      <text:p text:style-name="P1"/>
      <text:p text:style-name="P5">Ararigleno Fernandes</text:p>
      <text:p text:style-name="P1"/>
      <text:p text:style-name="P1">Cientista de dados,Professor acadêmico, Pesquisador pela UnB – Universidade de Brasília. Atuou em projetos pela FGV – Fundação Getúlio Vargas e acumula experiências nos diversos projetos de Business Intelligence com o Pentaho no Governo Federal. Atualmente, analista em projetos de BI através da Maxtera’ Tecnologia no Ministério do Trabalho e Emprego</text:p>
      <text:p text:style-name="P1"/>
      <text:p text:style-name="P1"/>
      <text:p text:style-name="P5">Caio Moreno</text:p>
      <text:p text:style-name="P1"/>
      <text:p text:style-name="P1">Fundador e atual CEO da IT4Biz</text:p>
      <text:p text:style-name="P1"/>
      <text:p text:style-name="P1"/>
      <text:p text:style-name="P1"/>
      <text:p text:style-name="P5">Clauber Teixeira Rodrigues</text:p>
      <text:p text:style-name="P1"/>
      <text:p text:style-name="P1">Formado em economia pela Universidade Catolica de Brasilia - DF, com mais de 20 anos de experiencia em TI, atuou em diversos processos de desenvolvimento de solicoes tecnologicas, tais como, Escola Tecnica Federal, desenvolvimento de bando de sangue do Hemocentro de Santa Catarina, sistema de controle de aposentadorias de fundo de pensao etc. Atualmente e Servidor concursado, exercendo a funcao de Gestor da Informacao da Secretaria do Patrimonio da Uniao, orgao do Ministerio do Planejamento, como em Bussines Intelligent, utilizando solucao Pentaho.</text:p>
      <text:p text:style-name="P1"><text:soft-page-break/></text:p>
      <text:p text:style-name="P5">Diego Rodrigues Ferreira</text:p>
      <text:p text:style-name="P1"/>
      <text:p text:style-name="P12"><text:bookmark text:name="result_box"/>Trabalhando com aquisição de dados, simulação de um sistemas de monitoramento para os últimos 10 anos onde ganhou <text:s/>know-how para melhorar a qualidade dos sistemas SCADA e suas aplicações.</text:p>
      <text:p text:style-name="P12"><text:s/>Trabalhando em um Sistemas de Saúde IoT Startup <text:s/>Sensorweb.com.br, fornecendo suporte para operações, plataforma e integração.</text:p>
      <text:p text:style-name="P12">Especialidades: especificação SW, SW Desenvolvimento, Agile PM Ferramentas, C / C ++, PHP + JS, HTML, OS baseado em Unix, SCADA, da Internet das coisas, Instrumentação e trabalhar com pessoas.</text:p>
      <text:p text:style-name="P12"/>
      <text:p text:style-name="P1"/>
      <text:p text:style-name="P6">Eliomar Araújo de Lima</text:p>
      <text:p text:style-name="P6"/>
      <text:p text:style-name="P2">Possui graduação em Ciência da Computação pela Pontifícia Universidade Católica de Goiás (2000), especialização em Gerenciamento de Projetos pela Fundação Getúlio Vargas (2004), especialização em Telecomunicações pela Universidade Federal de Goiás (2007), mestrado em Administração de Empresas pelo Instituto Universitário de Lisboa (2009) e doutorado em Engenharia Elétrica pela Universidade de Brasília. Atualmente é professor associado - A1 do Centro Universitário de Brasília e pesquisador Sênior do Núcleo de Multimídia e Internet - Departamento de Engenharia Elétrica da Universidade de Brasília. Desenvolve atividades de magistério superior, consultoria, coaching e pesquisas nas seguintes áreas de interesse: Governança de Tecnologia e Segurança da Informação e Comunicação, Arquitetura de Sistemas de Informação, Mecanismos de Aprendizagem e Tecnologias de Gestão de Negócios Criativos.</text:p>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Fábio de Salles</text:p>
      <text:p text:style-name="P3"/>
      <text:p text:style-name="P3">Físico pela Unicamp, autor do livro Pentaho na Prática e certificado como "Pentaho BI Platform Consultant".</text:p>
      <text:p text:style-name="P3"/>
      <text:p text:style-name="P3">Foi Gerente de Soluções no SAS e trabalha no SERPRO desde 2005. Atuou Projeto de Data Warehouse Pessoa Física, na área de pesquisa de novas tecnologias e desde 2010 atua no suporte à Pentaho.</text:p>
      <text:p text:style-name="P3"/>
      <text:p text:style-name="P3">Participa da comunidade brasileira de Pentaho, onde inaugurou os eventos on-line com o OpenTaho em 2008. Mantém blogs sobre Software Livre.</text:p>
      <text:p text:style-name="P3"/>
      <text:p text:style-name="P3">Propôs, montou e ministrou um ciclo de 4 oficinas de Pentaho no Conisli’08, que deu origem ao curso de BI com Pentaho da 4Linux, de sua autoria, e em 2015 ministrou a primeira turma no Brasil de Data Vault com Pentaho.</text:p>
      <text:p text:style-name="P3"/>
      <text:p text:style-name="P3"/>
      <text:p text:style-name="P7">Guilherme Braccialli</text:p>
      <text:p text:style-name="P3"/>
      <text:p text:style-name="P3">Data Scientist com ênfase em computação. Atua desde 2012 em projetos com Hadoop / Big Data com grandes volumes de dados, interagindo com estatísticos e analistas de negócios em brainstorm/desenvolvimento/implementação de soluções que revolucionam a forma de processar/interagir com os dados, por exemplo, em soluções de prevenção a fraude e risco de crédito.</text:p>
      <text:p text:style-name="P3"/>
      <text:p text:style-name="P3">Possui mais de 15 anos de experiência trabalhando com grandes volumes de dados, data warehouse e computação distribuída, atuou em todas as etapas de Data Warehouse: modelagem de dados, metadados/MDM, ferramentas de ETL/integração, otimização de performance, </text:p>
      <text:p text:style-name="P3"/>
      <text:p text:style-name="P3"/>
      <text:p text:style-name="P3"/>
      <text:p text:style-name="P3"/>
      <text:p text:style-name="P3"/>
      <text:p text:style-name="P3"/>
      <text:p text:style-name="P3"/>
      <text:p text:style-name="P3"/>
      <text:p text:style-name="P3"><text:soft-page-break/></text:p>
      <text:p text:style-name="P7">Iandé Coutinho</text:p>
      <text:p text:style-name="P13"/>
      <text:p text:style-name="P13">Fundador, instrutor e diretor na Oncase Consultoria, Parceira Premium da Pentaho na America Latina. Um dos idealizador do Pentaho Day no Brasil, possuí mais de 10 anos de experiência de mercado na área de business intelligence &amp; analytics. Na academia segue as linhas de pesquisa em Inteligência Artificial, Web Semântica e Data Integration. Suas paixões: Data Integration e Wake Boarding.</text:p>
      <text:p text:style-name="P13"/>
      <text:p text:style-name="P13"/>
      <text:p text:style-name="P13"/>
      <text:p text:style-name="P13"/>
      <text:p text:style-name="P7">João Paulo de Sousa Neto</text:p>
      <text:p text:style-name="P13"/>
      <text:p text:style-name="P13">Graduação em Sistemas de Informação, Pós-Graduação em Gestão de Projetos, responsável pela implantação e manutenção da plataforma de Business Intelligence (PENTAHO) na Prefeitura Municipal de Fortaleza. Trabalhou na implantação e manutenção de um sistema ERP no setor industrial na região metropolitana de Fortaleza.</text:p>
      <text:p text:style-name="P13"/>
      <text:p text:style-name="P13"/>
      <text:p text:style-name="P13"/>
      <text:p text:style-name="P13"/>
      <text:p text:style-name="P7">José Renato Agostinho da Silva</text:p>
      <text:p text:style-name="P13"/>
      <text:p text:style-name="P13">Especialista em Soluções de BI na IBM.</text:p>
      <text:p text:style-name="P13"/>
      <text:p text:style-name="P13"/>
      <text:p text:style-name="P7">Leandro Al Makul</text:p>
      <text:p text:style-name="P13"/>
      <text:p text:style-name="P13">Sócio-Diretor da SPOTPROMO</text:p>
      <text:p text:style-name="P13">+25 anos de experiência nas áreas de Vendas, Trade Marketing e Projetos de Tecnologia</text:p>
      <text:p text:style-name="P13">Experiência internacional - Europa e Oriente Médio</text:p>
      <text:p text:style-name="P13"/>
      <text:p text:style-name="P13"/>
      <text:p text:style-name="P13"/>
      <text:p text:style-name="P13"/>
      <text:p text:style-name="P8"><text:soft-page-break/>Leandro Guimarães</text:p>
      <text:p text:style-name="P14"/>
      <text:p text:style-name="P14">- Fundador e Diretor da empresa Know Solutions, empresa especializada em Business Intelligence e Data Warehouse;</text:p>
      <text:p text:style-name="P14">- Aluno de Ralph Kimball e Margy Ross no curso de Modelagem Dimensional realizado pela Kimball University em Estocolmo - Suécia;</text:p>
      <text:p text:style-name="P14">- Palestrante em diferentes eventos sobre Business Intelligence e Software Livre;</text:p>
      <text:p text:style-name="P14">- Pós-Graduado em Gestão em Projetos de Software pela PUC-PR;</text:p>
      <text:p text:style-name="P14">- Trabalha com Business Intelligence e a plataforma Pentaho desde 2009;</text:p>
      <text:p text:style-name="P14">- Atuou em diferentes países como Colômbia, Chile, Argentina e Itália.</text:p>
      <text:p text:style-name="P13"/>
      <text:p text:style-name="P13"/>
      <text:p text:style-name="P9">Leonardo R. M. Matt</text:p>
      <text:p text:style-name="P15"/>
      <text:p text:style-name="P15">Formado em Ciências Contábeis (FURJ-Joinville) e Administração de Empresas (Mackenzie-SP), com pós-graduação em Gestão Empresarial (ISAE-FVG). Atua na área de sistemas de informação desde 1980, quando ingressou na Datasul em Joinville, onde passou por funções técnicas, gerenciais e de implantação de projetos de ERP. Em 1989, em Curitiba, fundou a BXBsoft, empresa que desde 2007 está focada no desenvolvimento e comercialização de ferramentas de software de Business Intelligence para o mercado brasileiro e europeu. Foi coordenador do APL de Software de Curitiba em 2011 e 2012 e é Vice-Presidente da Assespro-Paraná desde 2013.</text:p>
      <text:p text:style-name="P15"/>
      <text:p text:style-name="P15"/>
      <text:p text:style-name="P9">Lincoln Paulo Martins Moreira</text:p>
      <text:p text:style-name="P9"/>
      <text:p text:style-name="P15">Presidente da SUCESU-PR.</text:p>
      <text:p text:style-name="P15"/>
      <text:p text:style-name="P15"/>
      <text:p text:style-name="P9">Luiz Vianna</text:p>
      <text:p text:style-name="P15"/>
      <text:p text:style-name="P15">- Líder de Equipe/Analista de BI Sênior na Auto Viação 1001, com mais de 6 anos de experiência utilizando a ferramenta Pentaho.</text:p>
      <text:p text:style-name="P15">- Analista de Sistemas, Analista de Requisitos e Funcional.</text:p>
      <text:p text:style-name="P15">- Certificação ITIL V3 Foundation.</text:p>
      <text:p text:style-name="P15">- Pentaho Specialist/Architect. </text:p>
      <text:p text:style-name="P15"><text:soft-page-break/></text:p>
      <text:p text:style-name="P9">Mailson Santos Filho</text:p>
      <text:p text:style-name="P9"/>
      <text:p text:style-name="P15">Graduado em Administração (UFAL) e Sistemas de Informação (IFAL), mestrado em Mineração de dados (UFPE). Arquiteto e Cientista de Dados. Atuante na área de BI a 7 anos. Twitter: @maialson</text:p>
      <text:p text:style-name="P15"/>
      <text:p text:style-name="P15"/>
      <text:p text:style-name="P15"/>
      <text:p text:style-name="P10">Marcello Pontes</text:p>
      <text:p text:style-name="P16"/>
      <text:p text:style-name="P16">Arquiteto de Analytics e Front-ender na Oncase;</text:p>
      <text:p text:style-name="P16"/>
      <text:p text:style-name="P16">Desenvolvedor com certificações Pentaho e MongoDB;</text:p>
      <text:p text:style-name="P16"/>
      <text:p text:style-name="P16">Estudioso nas áreas de BigData e Mineração de dados;</text:p>
      <text:p text:style-name="P16"/>
      <text:p text:style-name="P16">Atuante na área de Business Intelligence há 9 anos - trabalhando há 7 anos com Pentaho;</text:p>
      <text:p text:style-name="P16"/>
      <text:p text:style-name="P16">Dropout de Engenharia da computação na Universidade de Pernambuco</text:p>
      <text:p text:style-name="P16"/>
      <text:p text:style-name="P16"/>
      <text:p text:style-name="P10">Marcelo Rosano Dallagassa</text:p>
      <text:p text:style-name="P16"/>
      <text:p text:style-name="P16">Graduado em Engenharia Civil pela Universidade Federal do Paraná – UFPR (1988) e Mestrado em Tecnologia em Saúde pela Pontifícia Universidade Católica do Paraná – PUC-PR (2009). Desde 2001 atua como Analista de Negócios e Especialista da UNIMED Paraná, participando nos projetos; Data Warehouse, Portal BI Unimed PR , Informações e Inteligência Artificial. Tem experiência na área de Ciência da Computação, com ênfase em Sistemas de Apoio à Decisão, atuando principalmente nos temas: Descoberta do Conhecimento em Base de Dados, Data Warehouse, Avaliação de Tecnologias em Saúde, RES – Registro Eletrônico de Saúde e Mineração de Dados. Atua também com Professor de Pós-Graduação nas disciplinas Banco de Dados, Data Warehouse e Data Mining, nas instituições: FAE, FESP, PUC-PR, Universidade Positivo.</text:p>
      <text:p text:style-name="P16"/>
      <text:p text:style-name="P11"><text:soft-page-break/>Marcelo Sales</text:p>
      <text:p text:style-name="P17"/>
      <text:p text:style-name="P17">Marcelo Sales é Chief Technology Officer (CTO) <text:s/>e Diretor de Produtos e Soluções da Hitachi Data Systems para a América Latina. Com mais de 20 anos de experiência no mercado de tecnologia da Informação, Marcelo desenvolveu sua carreira profissional em importantes empresas da indústria como Sonda IT, SAP, Ericsson e Unisys. Marcelo é graduado em Engenharia Eletrônica pela Universidade Estadual Paulista (UNESP) e possui MBAs em Gestão de Negócios e Tecnologia da Informação</text:p>
      <text:p text:style-name="P16"/>
      <text:p text:style-name="P16"/>
      <text:p text:style-name="P16"/>
      <text:p text:style-name="P16"/>
      <text:p text:style-name="P11">Marcio Junior Vieira</text:p>
      <text:p text:style-name="P16"/>
      <text:p text:style-name="P17">Fundador e CEO da Ambiente Livre Tecnologia. Atua como Cientista de Dados e Arquiteto de Software , Trabalha com Software Livre desde 2000. Formado em Tecnologia em Informática(UFPR), Pós-Graduado em Software Livre(UFPR). Palestrante em diversos em congressos relacionados a Software Livre: CONISLI, SOLISC, FISL, LATINOWARE, FLISOL, SFD, Pentaho Day, Campus Party e Joomla Day. Especialista implantação e customização de Hadoop, Pentaho, Cassandra, Alfresco, LimeSurvey, Joomla, SugarCRM, LibreOffice, GLPI e dotProject.</text:p>
      <text:p text:style-name="P17"/>
      <text:p text:style-name="P17"/>
      <text:p text:style-name="P17"/>
      <text:p text:style-name="P17"/>
      <text:p text:style-name="P17"/>
      <text:p text:style-name="P11">Marco Garcia</text:p>
      <text:p text:style-name="P17"/>
      <text:p text:style-name="P17">Business Intelligence/Data Warehouse Specialist</text:p>
      <text:p text:style-name="P17"/>
      <text:p text:style-name="P17"/>
      <text:p text:style-name="P17"/>
      <text:p text:style-name="P17"/>
      <text:p text:style-name="P17"/>
      <text:p text:style-name="P17"/>
      <text:p text:style-name="P11"/>
      <text:p text:style-name="P11"><text:soft-page-break/>Marcos Vinicius Fidelis</text:p>
      <text:p text:style-name="P11"/>
      <text:p text:style-name="P17">É professor da UTFPR na graduação desde 1996, e Analista de Informática da UEPG desde 1991.</text:p>
      <text:p text:style-name="P17"/>
      <text:p text:style-name="P17">Graduado em Processamento de Dados pela UEPG, Especialista em Análise e Desenvolvimento de Sistemas Orientado à Objetos pela UEPG, Especialista em Desenvolvimento de Sistemas Computacionais pela PUC-PR.</text:p>
      <text:p text:style-name="P17"/>
      <text:p text:style-name="P17">Pesquisador e usuário do WEKA (atual Pentaho Data Mining) desde 1999, cursou Data Mining with Weka em 2013 e More Data Mining with Weka em 2014, promovidos pela University of Waikato.</text:p>
      <text:p text:style-name="P17"/>
      <text:p text:style-name="P17">Entusiasta de Software Livre e Código Aberto desde 2007.</text:p>
      <text:p text:style-name="P17"/>
      <text:p text:style-name="P17">Na UEPG é Coordenador de Projetos na Área de Gestão Acadêmica, e em 2009 implantou os Frameworks Grails e JasperReports utilizados no Sistema de Gestão Acadêmica.</text:p>
      <text:p text:style-name="P17"/>
      <text:p text:style-name="P17">Na UTFPR, entre outros softwares, adota o PostgreSQL e Pentaho.</text:p>
      <text:p text:style-name="P17"/>
      <text:p text:style-name="P17">Participou como palestrante nos seguintes eventos de Software Livre: FISL, Flisol, FTSL, Latinoware e PentahoDay. </text:p>
      <text:p text:style-name="P17"/>
      <text:p text:style-name="P17"/>
      <text:p text:style-name="P11">Maria Amélia Pessoa da Silva</text:p>
      <text:p text:style-name="P17"/>
      <text:p text:style-name="P17">Formada em Ciência da Computação pela FBV/Devry, atuando com desenvolvimento de soluções usando Pentaho (ETL, CDE/CDF/Ctools etc), analista e desenvolvedora de sistemas web, desktop e mobile com experiência nas tecnologias Java, PHP, Android e tecnologias front-end. Com ênfase em arquitetura de software e ciência de dados. Experiência em ministração de treinamentos e trabalhos como freelancer.</text:p>
      <text:p text:style-name="P17"/>
      <text:p text:style-name="P17"/>
      <text:p text:style-name="P17"/>
      <text:p text:style-name="P17"/>
      <text:p text:style-name="P17"/>
      <text:p text:style-name="P11"><text:soft-page-break/>Mauricio Cesar Santos da Purificação</text:p>
      <text:p text:style-name="P17"/>
      <text:p text:style-name="P17">Empreendedor, consultor, palestrante, instrutor e especialista no desenvolvimento de soluções de Business Intelligence, Data Warehousing e Business Analytics. </text:p>
      <text:p text:style-name="P17"/>
      <text:p text:style-name="P17">Possui MBA em Administração/Gestão de Negócios pela Universidade Salvador (UNIFACS) além de ser Bacharel em Ciência da Computação pela Universidade Federal da Bahia (UFBA). Sócio-Diretor da OxenTI, Instrutor da Suíte Open Source de Business Intelligence Pentaho, da Plataforma de Business Discovery QlikView e de Cursos na Área de Business Intelligence, Business Analytics e Mineração de Dados, Consultor de TI da Fundação ADM atuando também como Analista de BI (Business Intelligence) do Cárdio Pulmonar da Bahia sendo o responsável pelo projeto TIC-Indicadores (Business Intelligence, Data Warehousing e Balanced Scorecard). <text:s/>Já palestrou no Eventos e Congressos tais como CBQS,WTIIFES,WSL,FISL,SFD,FLISOL, LinguÀgil,CONABIe Latinoware</text:p>
      <text:p text:style-name="P17"/>
      <text:p text:style-name="P17"/>
      <text:p text:style-name="P11">Michel Pereira </text:p>
      <text:p text:style-name="P17"/>
      <text:p text:style-name="P17">Com mais de 15 anos de experiência em tecnologia da informação, sua atuação abrange as áreas de redes e segurança. Foi Diretor de Tecnologia para o setor de publicidade e propaganda trabalhando em projetos para América Latina, hoje atua como Enterprise Solutions Architect especializado no setor financeiro. Arquiteto especializado nas tecnologias de Big Data e Segurança da Informação na Amazon Web Services.</text:p>
      <text:p text:style-name="P17"/>
      <text:p text:style-name="P17"/>
      <text:p text:style-name="P11"/>
      <text:p text:style-name="P11"/>
      <text:p text:style-name="P11"/>
      <text:p text:style-name="P11"/>
      <text:p text:style-name="P11"/>
      <text:p text:style-name="P11"/>
      <text:p text:style-name="P11"/>
      <text:p text:style-name="P11"/>
      <text:p text:style-name="P11"/>
      <text:p text:style-name="P11"><text:soft-page-break/>Paulo Silva Pimentel Filho</text:p>
      <text:p text:style-name="P11"/>
      <text:p text:style-name="P17">Desempenha funções de análise e desenvolvimento de sistemas desde 2010, atualmente trabalho na Ambiente Livre Tecnologia como Analista de Business Intelligence. </text:p>
      <text:p text:style-name="P17">Já trabalhou em empresas de TI como: Imprensa Oficial do Estado de Alagoas e Secretaria de Recursos Hídricos do Estado de Alagoas. </text:p>
      <text:p text:style-name="P17">Formado em Analise de Sistemas, pelo Centro Universitário CESMAC. Cursando Pós-Graduação em Administração de Bancos de Dados na Universidade Estácio de Sá. </text:p>
      <text:p text:style-name="P17"/>
      <text:p text:style-name="P11">Pedro Alves</text:p>
      <text:p text:style-name="P17"/>
      <text:p text:style-name="P17">Pentaho SVP Community</text:p>
      <text:p text:style-name="P17">Pentaho Product Designer</text:p>
      <text:p text:style-name="P17">Webdetails GM</text:p>
      <text:p text:style-name="P17">Criador do Pentaho CTools</text:p>
      <text:p text:style-name="P17"/>
      <text:p text:style-name="P17"/>
      <text:p text:style-name="P11">Rafaela Raganham</text:p>
      <text:p text:style-name="P17"/>
      <text:p text:style-name="P17">Desenvolvedora de Software, trabalha na empresa Ambiente Livre Tecnologia empresa focada em prover Soluções em Software Livre. Formada em Sistemas de Informação( Unibrasil ) e MBA Business Intelligence ( Positivo ). Desempenha funções de análise, implantação e customização de Software Livres (LimeSurvey, Joomla, SugarCRM, Pentaho, GLPI e dotProject) Instrutora nos treinamentos de Pentaho, Limesurvey, Joomla e SugarCRM.</text:p>
      <text:p text:style-name="P17"/>
      <text:p text:style-name="P17">Palestrante Fórum de Tecnologia em Software Livre - FTLS Palestrante Fórum Internacional de Software Livre - FISL Palestrante Software Freedom Day - SFD Palestrante SOLISC </text:p>
      <text:p text:style-name="P17"/>
      <text:p text:style-name="P11">Ricardo Gouvêa</text:p>
      <text:p text:style-name="P17"/>
      <text:p text:style-name="P17">Fundador &amp; COO na Open Consulting, presta serviços tais como treinamentos, desenvolvimentos <text:s/>e consultoria em grandes projetos com Pentaho, assim como também já atuou como professor Universitário.</text:p>
      <text:p text:style-name="P17"/>
      <text:p text:style-name="P17"><text:soft-page-break/></text:p>
      <text:p text:style-name="P11">Rodrigo França Muniz</text:p>
      <text:p text:style-name="P17"/>
      <text:p text:style-name="P17">Belo Horizontino, pai do Bernardo, Cruzeirense, formado em Ciência da Computação, pós-graduado em Gestão de Negócios com ênfase em</text:p>
      <text:p text:style-name="P17">Logística; Analista de BI na Oncase; Sempre em busca de novos desafios e disposto a aprender coisas novas; Eterno cobrador de mim mesmo.</text:p>
      <text:p text:style-name="P17"/>
      <text:p text:style-name="P17"/>
      <text:p text:style-name="P17"/>
      <text:p text:style-name="P11">Rodrigo Porto</text:p>
      <text:p text:style-name="P17"/>
      <text:p text:style-name="P17">Formado em Ciência da Computação pela UFRJ, com mais de 15 anos de experiência na área de TI, <text:s/>8 dos quais dedicados à área de BI <text:s/>Rodrigo Porto é um Cientista de Dados, <text:s/>amante de tecnologias e <text:s/>apaixonado por Hackathons, já levou o Pentaho como seu companheiro a diversos eventos desta natureza.</text:p>
      <text:p text:style-name="P17"/>
      <text:p text:style-name="P11">Ronan Cezar</text:p>
      <text:p text:style-name="P17"/>
      <text:p text:style-name="P17">Graduado em Administração e MBA em Marketing Estratégico, atua ha mais de 8 anos como estrategista e facilitador de negócios para empresas, apoiando suas estratégias em sistemas de tomada de decisão e Business Intelligence.</text:p>
      <text:p text:style-name="P17"/>
      <text:p text:style-name="P11">Vinicius Alexandre Elyseu</text:p>
      <text:p text:style-name="P11"/>
      <text:p text:style-name="P17">Analista de Sistemas na SAGE, formado em Sistemas de Informação, MBA em Business Intelligence e cursando MBA em Gestão da Tecnologia da Informação na Universidade Positivo e criador do blog pentahobrazil.wordpress.com.br. Iniciou na área de Business Intelligence em 2013 e desde 2008 em experiências na área de desenvolvimento de software e analista de sistemas trabalhando em projetos pelas empresas Barigui Financeira, Positivo Informática e alguns projetos pessoais.</text:p>
      <text:p text:style-name="P17"/>
      <text:p text:style-name="P17"/>
      <text:p text:style-name="P17"/>
      <text:p text:style-name="P17"/>
      <text:p text:style-name="P17"/>
      <text:p text:style-name="P17"><text:soft-page-break/></text:p>
      <text:p text:style-name="P11">Vinícius Zamuner</text:p>
      <text:p text:style-name="P17"/>
      <text:p text:style-name="P17">Arquiteto Pentaho na SPOTPROMO</text:p>
      <text:p text:style-name="P17">Profissional certificado pela Pentaho Corporation:</text:p>
      <text:p text:style-name="P17">- Certified Pentaho Data Integration Consultant</text:p>
      <text:p text:style-name="P17">- Certified Pentaho Solutions Consultant</text:p>
      <text:p text:style-name="P17">+5 anos de experiência de atuação em projetos com tecnologias Pentaho</text:p>
      <text:p text:style-name="P17"/>
      <text:p text:style-name="P17"/>
      <text:p text:style-name="P11">Wesley Seidel Carvalho</text:p>
      <text:p text:style-name="P17"/>
      <text:p text:style-name="P17">Fundador da InteliDados, empresa especialista em manipulação, tratamento e analise de dados. E sócio-fundador da LanguageTasks, start-up focada em soluções de Processamento de Linguagem Natural.</text:p>
      <text:p text:style-name="P17"/>
      <text:p text:style-name="P17">Graduado em Matemática pela Universidade Estadual do Pará, especialista em Banco de Dados pela Universidade Federal do Pará, e mestre em Ciência da Computação no pelo IME/USP.</text:p>
      <text:p text:style-name="P17"/>
      <text:p text:style-name="P17">Possui experiência em Banco de Dados, Desenvolvimento de sistemas web, e atualmente é pesquisador do Centro de Política e Economia do Setor Público na Fundação Getúlio Vargas (CEPESP/FGV).</text:p>
      <text:p text:style-name="P17"/>
      <text:p text:style-name="P11">William Albert Trochmann<text:line-break/></text:p>
      <text:p text:style-name="P17">Profissional com mais de dez anos de experiência na área de TI.</text:p>
      <text:p text:style-name="P17">Possui grande vivência em ambientes de desenvolvimento de projetos onde já atuou como programador, analista e administrador de banco de dados.</text:p>
      <text:p text:style-name="P17">Atualmente desenvolve atividades na área de Business Intelligence nas plataformas QlikView, Pentaho e Microsoft.</text:p>
      <text:p text:style-name="P17">Entusiasta de pesquisas nas áreas de banco de dados, performance tuning, SQL, NOSQL, NEWSQL, business intelligence, big data e data mi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02:42:50.876001157</meta:creation-date>
    <dc:date>2015-05-14T03:06:59.982713203</dc:date>
    <meta:editing-duration>PT16M22S</meta:editing-duration>
    <meta:editing-cycles>7</meta:editing-cycles>
    <meta:generator>LibreOffice/4.2.8.2$Linux_X86_64 LibreOffice_project/420m0$Build-2</meta:generator>
    <meta:document-statistic meta:table-count="0" meta:image-count="0" meta:object-count="0" meta:page-count="12" meta:paragraph-count="117" meta:word-count="2303" meta:character-count="15693" meta:non-whitespace-character-count="13481"/>
  </office:meta>
</office:document-meta>
</file>